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94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Arkusz1" table:style-name="ta1" table:print="false">
        <table:table-column table:style-name="co1" table:number-columns-repeated="4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Comments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Location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application-x-k3b</text:p>
          </table:table-cell>
          <table:table-cell office:value-type="string">
            <text:p>K3b project file MIME type icon</text:p>
          </table:table-cell>
          <table:table-cell/>
          <table:table-cell office:value-type="string">
            <text:p>mimetypes</text:p>
          </table:table-cell>
          <table:table-cell table:number-columns-repeated="1020"/>
        </table:table-row>
        <table:table-row table:style-name="ro1">
          <table:table-cell office:value-type="string">
            <text:p>tools-rip-audio-cd (?)</text:p>
          </table:table-cell>
          <table:table-cell office:value-type="string">
            <text:p>Ripping CD Audio disc into audio files</text:p>
          </table:table-cell>
          <table:table-cell/>
          <table:table-cell office:value-type="string">
            <text:p>actions</text:p>
          </table:table-cell>
          <table:table-cell table:number-columns-repeated="1020"/>
        </table:table-row>
        <table:table-row table:style-name="ro1">
          <table:table-cell office:value-type="string">
            <text:p>tools-rip-video-cd (?)</text:p>
          </table:table-cell>
          <table:table-cell office:value-type="string">
            <text:p>Ripping VCD disc into video files</text:p>
          </table:table-cell>
          <table:table-cell/>
          <table:table-cell office:value-type="string">
            <text:p>actions</text:p>
          </table:table-cell>
          <table:table-cell table:number-columns-repeated="1020"/>
        </table:table-row>
        <table:table-row table:style-name="ro1">
          <table:table-cell office:value-type="string">
            <text:p>tools-rip-video-dvd (?)</text:p>
          </table:table-cell>
          <table:table-cell office:value-type="string">
            <text:p>Ripping Video DVD disc into video files</text:p>
          </table:table-cell>
          <table:table-cell/>
          <table:table-cell office:value-type="string">
            <text:p>actions</text:p>
          </table:table-cell>
          <table:table-cell table:number-columns-repeated="1020"/>
        </table:table-row>
        <table:table-row table:style-name="ro1">
          <table:table-cell office:value-type="string">
            <text:p>new-data-project (?)</text:p>
          </table:table-cell>
          <table:table-cell office:value-type="string">
            <text:p>Create new data project (doesn't depend on media type)</text:p>
          </table:table-cell>
          <table:table-cell/>
          <table:table-cell office:value-type="string">
            <text:p>actions</text:p>
          </table:table-cell>
          <table:table-cell table:number-columns-repeated="1020"/>
        </table:table-row>
        <table:table-row table:style-name="ro1">
          <table:table-cell office:value-type="string">
            <text:p>continue-data-project (?)</text:p>
          </table:table-cell>
          <table:table-cell office:value-type="string">
            <text:p>Continue a multisession data disc</text:p>
          </table:table-cell>
          <table:table-cell/>
          <table:table-cell office:value-type="string">
            <text:p>actions</text:p>
          </table:table-cell>
          <table:table-cell table:number-columns-repeated="1020"/>
        </table:table-row>
        <table:table-row table:style-name="ro1">
          <table:table-cell office:value-type="string">
            <text:p>new-audio-cd-project (?)</text:p>
          </table:table-cell>
          <table:table-cell office:value-type="string">
            <text:p>Create Audio CD project</text:p>
          </table:table-cell>
          <table:table-cell/>
          <table:table-cell office:value-type="string">
            <text:p>actions</text:p>
          </table:table-cell>
          <table:table-cell table:number-columns-repeated="1020"/>
        </table:table-row>
        <table:table-row table:style-name="ro1">
          <table:table-cell office:value-type="string">
            <text:p>new-mixed-cd-project (?)</text:p>
          </table:table-cell>
          <table:table-cell office:value-type="string">
            <text:p>Create mixed project (Audio CD + data)</text:p>
          </table:table-cell>
          <table:table-cell/>
          <table:table-cell office:value-type="string">
            <text:p>actions</text:p>
          </table:table-cell>
          <table:table-cell table:number-columns-repeated="1020"/>
        </table:table-row>
        <table:table-row table:style-name="ro1">
          <table:table-cell office:value-type="string">
            <text:p>new-video-cd-project (?)</text:p>
          </table:table-cell>
          <table:table-cell office:value-type="string">
            <text:p>Create Video CD project</text:p>
          </table:table-cell>
          <table:table-cell/>
          <table:table-cell office:value-type="string">
            <text:p>actions</text:p>
          </table:table-cell>
          <table:table-cell table:number-columns-repeated="1020"/>
        </table:table-row>
        <table:table-row table:style-name="ro1">
          <table:table-cell office:value-type="string">
            <text:p>new-video-dvd-project (?)</text:p>
          </table:table-cell>
          <table:table-cell office:value-type="string">
            <text:p>Create Video DVD project</text:p>
          </table:table-cell>
          <table:table-cell/>
          <table:table-cell office:value-type="string">
            <text:p>actions</text:p>
          </table:table-cell>
          <table:table-cell table:number-columns-repeated="1020"/>
        </table:table-row>
        <table:table-row table:style-name="ro1">
          <table:table-cell office:value-type="string">
            <text:p>new-emovix-project (?)</text:p>
          </table:table-cell>
          <table:table-cell office:value-type="string">
            <text:p>Create e-Movix distribution project (see <text:a xlink:href="http://movix.sourceforge.net/">http://movix.sourceforge.net/</text:a> for further information)</text:p>
          </table:table-cell>
          <table:table-cell/>
          <table:table-cell office:value-type="string">
            <text:p>actions</text:p>
          </table:table-cell>
          <table:table-cell table:number-columns-repeated="1020"/>
        </table:table-row>
        <table:table-row table:style-name="ro1">
          <table:table-cell office:value-type="string">
            <text:p>k3bsetup</text:p>
          </table:table-cell>
          <table:table-cell office:value-type="string">
            <text:p>KCM module for setting permissions of writing devices and burning tools (currently uses k3b icon)</text:p>
          </table:table-cell>
          <table:table-cell/>
          <table:table-cell office:value-type="string">
            <text:p>apps</text:p>
          </table:table-cell>
          <table:table-cell table:number-columns-repeated="1020"/>
        </table:table-row>
      </table:table>
      <table:table table:name="Arkusz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Arkusz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11">11.11.2009</text:date>, <text:time>20:14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11T14:13:12</meta:creation-date>
    <meta:generator>OpenOffice.org/3.1$Linux OpenOffice.org_project/310m19$Build-9420</meta:generator>
    <dc:date>2009-11-11T20:14:00</dc:date>
    <meta:editing-duration>PT06H00M49S</meta:editing-duration>
    <meta:editing-cycles>5</meta:editing-cycles>
    <meta:document-statistic meta:table-count="3" meta:cell-count="40" meta:object-count="0"/>
  </office:meta>
</office:document-meta>
</file>